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8fdc" officeooo:paragraph-rsid="00078fd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78fdc" officeooo:paragraph-rsid="00078fdc" style:font-weight-asian="normal" style:font-weight-complex="normal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fo:color="#7a7e85" loext:opacity="100%" style:font-name="JetBrains Mono" fo:font-size="11.5pt" fo:font-style="normal" fo:font-weight="normal" style:font-size-asian="11.5pt" style:font-style-asian="normal" style:font-weight-asian="normal"/>
    </style:style>
    <style:style style:name="T2" style:family="text">
      <style:text-properties fo:color="#cf8e6d" loext:opacity="100%" style:font-name="JetBrains Mono" fo:font-size="11.5pt" fo:font-style="normal" fo:font-weight="normal" style:font-size-asian="11.5pt" style:font-style-asian="normal" style:font-weight-asian="normal"/>
    </style:style>
    <style:style style:name="T3" style:family="text">
      <style:text-properties fo:color="#bcbec4" loext:opacity="100%" style:font-name="JetBrains Mono" fo:font-size="11.5pt" fo:font-style="normal" fo:font-weight="normal" style:font-size-asian="11.5pt" style:font-style-asian="normal" style:font-weight-asian="normal"/>
    </style:style>
    <style:style style:name="T4" style:family="text">
      <style:text-properties fo:color="#8888c6" loext:opacity="100%" style:font-name="JetBrains Mono" fo:font-size="11.5pt" fo:font-style="normal" fo:font-weight="normal" style:font-size-asian="11.5pt" style:font-style-asian="normal" style:font-weight-asian="normal"/>
    </style:style>
    <style:style style:name="T5" style:family="text">
      <style:text-properties fo:color="#6aab73" loext:opacity="100%" style:font-name="JetBrains Mono" fo:font-size="11.5pt" fo:font-style="normal" fo:font-weight="normal" style:font-size-asian="11.5pt" style:font-style-asian="normal" style:font-weight-asian="normal"/>
    </style:style>
    <style:style style:name="T6" style:family="text">
      <style:text-properties fo:color="#2aacb8" loext:opacity="100%" style:font-name="JetBrains Mono" fo:font-size="11.5pt" fo:font-style="normal" fo:font-weight="normal" style:font-size-asian="11.5pt" style:font-style-asian="normal" style:font-weight-asian="normal"/>
    </style:style>
    <style:style style:name="T7" style:family="text">
      <style:text-properties fo:color="#aa4926" loext:opacity="100%" style:font-name="JetBrains Mono" fo:font-size="11.5pt" fo:font-style="normal" fo:font-weight="normal" style:font-size-asian="11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2</text:p>
      <text:p text:style-name="P1"/>
      <text:p text:style-name="P3" loext:marker-style-name="T1"><text:span text:style-name="T1"># Fazer um vetor de 7 números inteiros (3 negativos e 4 positivos) def impar(vetor):<text:line-break/># <text:s text:c="4"/>impar = []<text:line-break/>#<text:line-break/># <text:s text:c="4"/>for i in range(len(vetor)):<text:line-break/># <text:s text:c="8"/>if vetor[i] % 2 != 0:<text:line-break/># <text:s text:c="12"/>impar.append(vetor[i])<text:line-break/>#<text:line-break/># <text:s text:c="4"/>return impar<text:line-break/>#<text:line-break/># try:<text:line-break/># <text:s text:c="4"/>vetor = []<text:line-break/>#<text:line-break/># <text:s text:c="4"/>print("\nDigite 7 números inteiros:\n")<text:line-break/>#<text:line-break/># <text:s text:c="4"/>for i in range(7):<text:line-break/># <text:s text:c="8"/>vetor.append(int(input(f"Número {i}: ")))<text:line-break/>#<text:line-break/># <text:s text:c="4"/>print(f"\n {vetor}")<text:line-break/>#<text:line-break/># <text:s text:c="4"/>vetor[3] = 10<text:line-break/>#<text:line-break/># <text:s text:c="4"/>print(vetor)<text:line-break/># <text:s text:c="4"/>print(sum(impar(vetor)))<text:line-break/>#<text:line-break/># except ValueError:<text:line-break/># <text:s text:c="4"/>print("\nError.Digite somente números inteiros.")<text:line-break/># Tem que colocar input no vetor, não pode ser aleatório<text:line-break/># O valor da posição 4 tem que ser alterado para o valor 10<text:line-break/># Tem que mostrar a soma de todos os valores impares do vetor<text:line-break/># Try-except de ValueError para caso digite um numero que não seja inteir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 loext:marker-style-name="T3"><text:soft-page-break/><text:span text:style-name="T1"># Fazer uma matriz de alunos e disciplinas<text:line-break/># O usuário digita a quantidade de cada<text:line-break/># O usuário digita a nota de cada aluno em cada disciplina<text:line-break/># Mostrar a media de nota de cada aluno<text:line-break/># Mostrar a menor nota de cada aluno<text:line-break/># Mostrar a maior nota de cada aluno<text:line-break/># Mostrar a media total de notas (todos os alunos juntos)<text:line-break/><text:line-break/></text:span><text:span text:style-name="T2">import </text:span><text:span text:style-name="T3">numpy </text:span><text:span text:style-name="T2">as </text:span><text:span text:style-name="T3">np<text:line-break/><text:line-break/>alunos = </text:span><text:span text:style-name="T4">int</text:span><text:span text:style-name="T3">(</text:span><text:span text:style-name="T4">input</text:span><text:span text:style-name="T3">(</text:span><text:span text:style-name="T5">"Digite a quantidade de alunos: "</text:span><text:span text:style-name="T3">))<text:line-break/>disciplinas = </text:span><text:span text:style-name="T4">int</text:span><text:span text:style-name="T3">(</text:span><text:span text:style-name="T4">input</text:span><text:span text:style-name="T3">(</text:span><text:span text:style-name="T5">"Digite a quantidade de disciplinas: "</text:span><text:span text:style-name="T3">))<text:line-break/><text:line-break/>matriz = np.zeros((alunos, disciplinas)) <text:s/></text:span><text:span text:style-name="T1"># Inicializa com zeros<text:line-break/><text:line-break/></text:span><text:span text:style-name="T2">for </text:span><text:span text:style-name="T3">i </text:span><text:span text:style-name="T2">in </text:span><text:span text:style-name="T4">range</text:span><text:span text:style-name="T3">(alunos):<text:line-break/> <text:s text:c="3"/></text:span><text:span text:style-name="T4">print</text:span><text:span text:style-name="T3">(</text:span><text:span text:style-name="T5">f"</text:span><text:span text:style-name="T2">\n</text:span><text:span text:style-name="T5">Digite as notas do aluno </text:span><text:span text:style-name="T2">{</text:span><text:span text:style-name="T3">i + </text:span><text:span text:style-name="T6">1</text:span><text:span text:style-name="T2">}</text:span><text:span text:style-name="T5">:"</text:span><text:span text:style-name="T3">)<text:line-break/> <text:s text:c="3"/></text:span><text:span text:style-name="T2">for </text:span><text:span text:style-name="T3">j </text:span><text:span text:style-name="T2">in </text:span><text:span text:style-name="T4">range</text:span><text:span text:style-name="T3">(disciplinas):<text:line-break/> <text:s text:c="7"/>matriz[i, j] = </text:span><text:span text:style-name="T4">float</text:span><text:span text:style-name="T3">(</text:span><text:span text:style-name="T4">input</text:span><text:span text:style-name="T3">(</text:span><text:span text:style-name="T5">f" <text:s/>Nota da disciplina </text:span><text:span text:style-name="T2">{</text:span><text:span text:style-name="T3">j + </text:span><text:span text:style-name="T6">1</text:span><text:span text:style-name="T2">}</text:span><text:span text:style-name="T5">: "</text:span><text:span text:style-name="T3">))<text:line-break/><text:line-break/></text:span><text:span text:style-name="T1"># Cálculos<text:line-break/></text:span><text:span text:style-name="T3">medias_alunos = np.mean(matriz, </text:span><text:span text:style-name="T7">axis</text:span><text:span text:style-name="T3">=</text:span><text:span text:style-name="T6">1</text:span><text:span text:style-name="T3">) <text:s/></text:span><text:span text:style-name="T1"># Média por aluno<text:line-break/></text:span><text:span text:style-name="T3">menores_notas = np.min(matriz, </text:span><text:span text:style-name="T7">axis</text:span><text:span text:style-name="T3">=</text:span><text:span text:style-name="T6">1</text:span><text:span text:style-name="T3">) <text:s text:c="2"/></text:span><text:span text:style-name="T1"># Menor nota por aluno<text:line-break/></text:span><text:span text:style-name="T3">maiores_notas = np.max(matriz, </text:span><text:span text:style-name="T7">axis</text:span><text:span text:style-name="T3">=</text:span><text:span text:style-name="T6">1</text:span><text:span text:style-name="T3">) <text:s text:c="2"/></text:span><text:span text:style-name="T1"># Maior nota por aluno<text:line-break/></text:span><text:span text:style-name="T3">media_total = np.mean(matriz) <text:s text:c="11"/></text:span><text:span text:style-name="T1"># Média total de todas as notas<text:line-break/><text:line-break/># Exibição dos resultados<text:line-break/></text:span><text:span text:style-name="T4">print</text:span><text:span text:style-name="T3">(</text:span><text:span text:style-name="T5">"</text:span><text:span text:style-name="T2">\n</text:span><text:span text:style-name="T5">Média de notas de cada aluno:"</text:span><text:span text:style-name="T3">)<text:line-break/></text:span><text:span text:style-name="T2">for </text:span><text:span text:style-name="T3">i, media </text:span><text:span text:style-name="T2">in </text:span><text:span text:style-name="T4">enumerate</text:span><text:span text:style-name="T3">(medias_alunos, </text:span><text:span text:style-name="T7">start</text:span><text:span text:style-name="T3">=</text:span><text:span text:style-name="T6">1</text:span><text:span text:style-name="T3">):<text:line-break/> <text:s text:c="3"/></text:span><text:span text:style-name="T4">print</text:span><text:span text:style-name="T3">(</text:span><text:span text:style-name="T5">f" <text:s/>Aluno </text:span><text:span text:style-name="T2">{</text:span><text:span text:style-name="T3">i</text:span><text:span text:style-name="T2">}</text:span><text:span text:style-name="T5">: </text:span><text:span text:style-name="T2">{</text:span><text:span text:style-name="T3">media</text:span><text:span text:style-name="T2">:</text:span><text:span text:style-name="T5">.2f</text:span><text:span text:style-name="T2">}</text:span><text:span text:style-name="T5">"</text:span><text:span text:style-name="T3">)<text:line-break/><text:line-break/></text:span><text:span text:style-name="T4">print</text:span><text:span text:style-name="T3">(</text:span><text:span text:style-name="T5">"</text:span><text:span text:style-name="T2">\n</text:span><text:span text:style-name="T5">Menor nota de cada aluno:"</text:span><text:span text:style-name="T3">)<text:line-break/></text:span><text:span text:style-name="T2">for </text:span><text:span text:style-name="T3">i, menor </text:span><text:span text:style-name="T2">in </text:span><text:span text:style-name="T4">enumerate</text:span><text:span text:style-name="T3">(menores_notas, </text:span><text:span text:style-name="T7">start</text:span><text:span text:style-name="T3">=</text:span><text:span text:style-name="T6">1</text:span><text:span text:style-name="T3">):<text:line-break/> <text:s text:c="3"/></text:span><text:span text:style-name="T4">print</text:span><text:span text:style-name="T3">(</text:span><text:span text:style-name="T5">f" <text:s/>Aluno </text:span><text:span text:style-name="T2">{</text:span><text:span text:style-name="T3">i</text:span><text:span text:style-name="T2">}</text:span><text:span text:style-name="T5">: </text:span><text:span text:style-name="T2">{</text:span><text:span text:style-name="T3">menor</text:span><text:span text:style-name="T2">:</text:span><text:span text:style-name="T5">.2f</text:span><text:span text:style-name="T2">}</text:span><text:span text:style-name="T5">"</text:span><text:span text:style-name="T3">)<text:line-break/><text:line-break/></text:span><text:span text:style-name="T4">print</text:span><text:span text:style-name="T3">(</text:span><text:span text:style-name="T5">"</text:span><text:span text:style-name="T2">\n</text:span><text:span text:style-name="T5">Maior nota de cada aluno:"</text:span><text:span text:style-name="T3">)<text:line-break/></text:span><text:span text:style-name="T2">for </text:span><text:span text:style-name="T3">i, maior </text:span><text:span text:style-name="T2">in </text:span><text:span text:style-name="T4">enumerate</text:span><text:span text:style-name="T3">(maiores_notas, </text:span><text:span text:style-name="T7">start</text:span><text:span text:style-name="T3">=</text:span><text:span text:style-name="T6">1</text:span><text:span text:style-name="T3">):<text:line-break/> <text:s text:c="3"/></text:span><text:span text:style-name="T4">print</text:span><text:span text:style-name="T3">(</text:span><text:span text:style-name="T5">f" <text:s/>Aluno </text:span><text:span text:style-name="T2">{</text:span><text:span text:style-name="T3">i</text:span><text:span text:style-name="T2">}</text:span><text:span text:style-name="T5">: </text:span><text:span text:style-name="T2">{</text:span><text:span text:style-name="T3">maior</text:span><text:span text:style-name="T2">:</text:span><text:span text:style-name="T5">.2f</text:span><text:span text:style-name="T2">}</text:span><text:span text:style-name="T5">"</text:span><text:span text:style-name="T3">)<text:line-break/><text:line-break/></text:span><text:span text:style-name="T4">print</text:span><text:span text:style-name="T3">(</text:span><text:span text:style-name="T5">f"</text:span><text:span text:style-name="T2">\n</text:span><text:span text:style-name="T5">Média total de todas as notas: </text:span><text:span text:style-name="T2">{</text:span><text:span text:style-name="T3">media_total</text:span><text:span text:style-name="T2">:</text:span><text:span text:style-name="T5">.2f</text:span><text:span text:style-name="T2">}</text:span><text:span text:style-name="T5">"</text:span><text:span text:style-name="T3">)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21:10:03.566361578</meta:creation-date>
    <dc:date>2024-11-27T21:11:35.203077138</dc:date>
    <meta:editing-duration>PT1M32S</meta:editing-duration>
    <meta:editing-cycles>1</meta:editing-cycles>
    <meta:document-statistic meta:table-count="0" meta:image-count="0" meta:object-count="0" meta:page-count="2" meta:paragraph-count="3" meta:word-count="351" meta:character-count="2270" meta:non-whitespace-character-count="1792"/>
    <meta:generator>LibreOffice/24.2.6.2$Linux_X86_64 LibreOffice_project/420$Build-2</meta:generator>
  </office:meta>
</office:document-meta>
</file>